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南投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74854" calcext:value-type="float">
            <text:p>74,854</text:p>
          </table:table-cell>
          <table:table-cell table:style-name="ce3" office:value-type="float" office:value="103279" calcext:value-type="float">
            <text:p>103,279</text:p>
          </table:table-cell>
          <table:table-cell table:style-name="ce3" office:value-type="float" office:value="109163" calcext:value-type="float">
            <text:p>109,163</text:p>
          </table:table-cell>
          <table:table-cell table:style-name="ce3" office:value-type="float" office:value="287296" calcext:value-type="float">
            <text:p>287,296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289514" calcext:value-type="float">
            <text:p>289,5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520" calcext:value-type="float">
            <text:p>289,520</text:p>
          </table:table-cell>
          <table:table-cell table:style-name="ce3" office:value-type="float" office:value="117629" calcext:value-type="float">
            <text:p>117,629</text:p>
          </table:table-cell>
          <table:table-cell table:style-name="ce3" office:value-type="float" office:value="407149" calcext:value-type="float">
            <text:p>407,149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 table:number-columns-repeated="2"/>
          <table:table-cell table:style-name="ce3" office:value-type="float" office:value="17124" calcext:value-type="float">
            <text:p>17,124</text:p>
          </table:table-cell>
          <table:table-cell table:style-name="ce3" office:value-type="float" office:value="21818" calcext:value-type="float">
            <text:p>21,818</text:p>
          </table:table-cell>
          <table:table-cell table:style-name="ce3" office:value-type="float" office:value="20997" calcext:value-type="float">
            <text:p>20,997</text:p>
          </table:table-cell>
          <table:table-cell table:style-name="ce3" office:value-type="float" office:value="59939" calcext:value-type="float">
            <text:p>59,93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0383" calcext:value-type="float">
            <text:p>60,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86" calcext:value-type="float">
            <text:p>60,386</text:p>
          </table:table-cell>
          <table:table-cell table:style-name="ce3" office:value-type="float" office:value="21370" calcext:value-type="float">
            <text:p>21,370</text:p>
          </table:table-cell>
          <table:table-cell table:style-name="ce3" office:value-type="float" office:value="81756" calcext:value-type="float">
            <text:p>81,756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7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7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7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8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6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24" calcext:value-type="float">
            <text:p>1,624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6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67.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 table:number-columns-repeated="2"/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4260" calcext:value-type="float">
            <text:p>4,260</text:p>
          </table:table-cell>
          <table:table-cell table:style-name="ce3" office:value-type="float" office:value="10049" calcext:value-type="float">
            <text:p>10,04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144" calcext:value-type="float">
            <text:p>10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4" calcext:value-type="float">
            <text:p>10,144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15202" calcext:value-type="float">
            <text:p>15,202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6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 table:number-columns-repeated="2"/>
          <table:table-cell table:style-name="ce3" office:value-type="float" office:value="11930" calcext:value-type="float">
            <text:p>11,930</text:p>
          </table:table-cell>
          <table:table-cell table:style-name="ce3" office:value-type="float" office:value="15305" calcext:value-type="float">
            <text:p>15,305</text:p>
          </table:table-cell>
          <table:table-cell table:style-name="ce3" office:value-type="float" office:value="18078" calcext:value-type="float">
            <text:p>18,078</text:p>
          </table:table-cell>
          <table:table-cell table:style-name="ce3" office:value-type="float" office:value="45313" calcext:value-type="float">
            <text:p>45,31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5666" calcext:value-type="float">
            <text:p>45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66" calcext:value-type="float">
            <text:p>45,666</text:p>
          </table:table-cell>
          <table:table-cell table:style-name="ce3" office:value-type="float" office:value="19875" calcext:value-type="float">
            <text:p>19,875</text:p>
          </table:table-cell>
          <table:table-cell table:style-name="ce3" office:value-type="float" office:value="65541" calcext:value-type="float">
            <text:p>65,541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6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6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67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5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2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7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6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6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6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6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6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6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 table:number-columns-repeated="2"/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756" calcext:value-type="float">
            <text:p>4,756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12210" calcext:value-type="float">
            <text:p>12,210</text:p>
          </table:table-cell>
          <table:table-cell table:style-name="ce4" office:value-type="string" calcext:value-type="string">
            <text:p>6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6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8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5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5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6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5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4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4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6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6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6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8.9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 table:number-columns-repeated="2"/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8392" calcext:value-type="float">
            <text:p>8,3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74" calcext:value-type="float">
            <text:p>8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75" calcext:value-type="float">
            <text:p>8,475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2208" calcext:value-type="float">
            <text:p>12,208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6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6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7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 table:number-columns-repeated="2"/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8552" calcext:value-type="float">
            <text:p>8,55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4390" calcext:value-type="float">
            <text:p>4,390</text:p>
          </table:table-cell>
          <table:table-cell table:style-name="ce3" office:value-type="float" office:value="13020" calcext:value-type="float">
            <text:p>13,020</text:p>
          </table:table-cell>
          <table:table-cell table:style-name="ce4" office:value-type="string" calcext:value-type="string">
            <text:p>6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6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6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6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6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6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6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6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9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5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6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57.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 table:number-columns-repeated="2"/>
          <table:table-cell table:style-name="ce3" office:value-type="float" office:value="16078" calcext:value-type="float">
            <text:p>16,078</text:p>
          </table:table-cell>
          <table:table-cell table:style-name="ce3" office:value-type="float" office:value="20878" calcext:value-type="float">
            <text:p>20,878</text:p>
          </table:table-cell>
          <table:table-cell table:style-name="ce3" office:value-type="float" office:value="22512" calcext:value-type="float">
            <text:p>22,512</text:p>
          </table:table-cell>
          <table:table-cell table:style-name="ce3" office:value-type="float" office:value="59468" calcext:value-type="float">
            <text:p>59,46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9849" calcext:value-type="float">
            <text:p>59,8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50" calcext:value-type="float">
            <text:p>59,850</text:p>
          </table:table-cell>
          <table:table-cell table:style-name="ce3" office:value-type="float" office:value="21452" calcext:value-type="float">
            <text:p>21,452</text:p>
          </table:table-cell>
          <table:table-cell table:style-name="ce3" office:value-type="float" office:value="81302" calcext:value-type="float">
            <text:p>81,302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7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8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8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6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 table:number-columns-repeated="2"/>
          <table:table-cell table:style-name="ce3" office:value-type="float" office:value="5647" calcext:value-type="float">
            <text:p>5,647</text:p>
          </table:table-cell>
          <table:table-cell table:style-name="ce3" office:value-type="float" office:value="9914" calcext:value-type="float">
            <text:p>9,914</text:p>
          </table:table-cell>
          <table:table-cell table:style-name="ce3" office:value-type="float" office:value="6881" calcext:value-type="float">
            <text:p>6,881</text:p>
          </table:table-cell>
          <table:table-cell table:style-name="ce3" office:value-type="float" office:value="22442" calcext:value-type="float">
            <text:p>22,4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612" calcext:value-type="float">
            <text:p>22,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13" calcext:value-type="float">
            <text:p>22,613</text:p>
          </table:table-cell>
          <table:table-cell table:style-name="ce3" office:value-type="float" office:value="8773" calcext:value-type="float">
            <text:p>8,773</text:p>
          </table:table-cell>
          <table:table-cell table:style-name="ce3" office:value-type="float" office:value="31386" calcext:value-type="float">
            <text:p>31,386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 table:number-columns-repeated="2"/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6212" calcext:value-type="float">
            <text:p>6,2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262" calcext:value-type="float">
            <text:p>6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2" calcext:value-type="float">
            <text:p>6,262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8813" calcext:value-type="float">
            <text:p>8,813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 table:number-columns-repeated="2"/>
          <table:table-cell table:style-name="ce3" office:value-type="float" office:value="7809" calcext:value-type="float">
            <text:p>7,809</text:p>
          </table:table-cell>
          <table:table-cell table:style-name="ce3" office:value-type="float" office:value="12631" calcext:value-type="float">
            <text:p>12,631</text:p>
          </table:table-cell>
          <table:table-cell table:style-name="ce3" office:value-type="float" office:value="10891" calcext:value-type="float">
            <text:p>10,891</text:p>
          </table:table-cell>
          <table:table-cell table:style-name="ce3" office:value-type="float" office:value="31331" calcext:value-type="float">
            <text:p>31,33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1606" calcext:value-type="float">
            <text:p>31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06" calcext:value-type="float">
            <text:p>31,606</text:p>
          </table:table-cell>
          <table:table-cell table:style-name="ce3" office:value-type="float" office:value="12745" calcext:value-type="float">
            <text:p>12,745</text:p>
          </table:table-cell>
          <table:table-cell table:style-name="ce3" office:value-type="float" office:value="44351" calcext:value-type="float">
            <text:p>44,351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6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104" calcext:value-type="float">
            <text:p>10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6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112" calcext:value-type="float">
            <text:p>1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41" calcext:value-type="float">
            <text:p>441</text:p>
          </table:table-cell>
          <table:table-cell table:style-name="ce4" office:value-type="string" calcext:value-type="string">
            <text:p>6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6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2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 table:number-columns-repeated="2"/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3889" calcext:value-type="float">
            <text:p>3,889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10335" calcext:value-type="float">
            <text:p>10,3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4221" calcext:value-type="float">
            <text:p>4,221</text:p>
          </table:table-cell>
          <table:table-cell table:style-name="ce3" office:value-type="float" office:value="14639" calcext:value-type="float">
            <text:p>14,639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6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 table:number-columns-repeated="2"/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9556" calcext:value-type="float">
            <text:p>9,5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36" calcext:value-type="float">
            <text:p>9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6" calcext:value-type="float">
            <text:p>9,636</text:p>
          </table:table-cell>
          <table:table-cell table:style-name="ce3" office:value-type="float" office:value="4597" calcext:value-type="float">
            <text:p>4,597</text:p>
          </table:table-cell>
          <table:table-cell table:style-name="ce3" office:value-type="float" office:value="14233" calcext:value-type="float">
            <text:p>14,233</text:p>
          </table:table-cell>
          <table:table-cell table:style-name="ce4" office:value-type="string" calcext:value-type="string">
            <text:p>6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67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6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6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7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5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7.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 table:number-columns-repeated="2"/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8039" calcext:value-type="float">
            <text:p>8,03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105" calcext:value-type="float">
            <text:p>8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5" calcext:value-type="float">
            <text:p>8,105</text:p>
          </table:table-cell>
          <table:table-cell table:style-name="ce3" office:value-type="float" office:value="4383" calcext:value-type="float">
            <text:p>4,383</text:p>
          </table:table-cell>
          <table:table-cell table:style-name="ce3" office:value-type="float" office:value="12488" calcext:value-type="float">
            <text:p>12,488</text:p>
          </table:table-cell>
          <table:table-cell table:style-name="ce4" office:value-type="string" calcext:value-type="string">
            <text:p>6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6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5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6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5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string" calcext:value-type="string">
            <text:p>5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5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6.36</text:p>
          </table:table-cell>
          <table:table-cell table:number-columns-repeated="1010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" style:display-name="PageStyle_南投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6593" meta:object-count="0"/>
  </office:meta>
</office:document-meta>
</file>